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c0f47" officeooo:paragraph-rsid="0039e27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45d01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5d014" officeooo:paragraph-rsid="0045d01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39e27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9eb27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45d014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39e27d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45d014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46b53b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49f6d1"/>
    </style:style>
    <style:style style:name="P13" style:family="paragraph" style:parent-style-name="Standard">
      <style:paragraph-properties fo:text-align="start" style:justify-single-word="false"/>
      <style:text-properties officeooo:paragraph-rsid="0026edbf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45d014" officeooo:paragraph-rsid="0045d01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45d014" officeooo:paragraph-rsid="0046b53b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b53b" officeooo:paragraph-rsid="0046b53b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39e27d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5d014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84bdc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6b53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5d014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9f6d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39e27d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b687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49f6d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b6875" officeooo:paragraph-rsid="004b6875" style:font-size-asian="12pt" style:font-weight-asian="bold" style:font-size-complex="12pt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9e27d" officeooo:paragraph-rsid="0046b53b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05128" officeooo:paragraph-rsid="0046b53b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paragraph-rsid="0046b53b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paragraph-rsid="004b6875"/>
    </style:style>
    <style:style style:name="P31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rsid="004b6875" officeooo:paragraph-rsid="004b687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4c7a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b6875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44c7a7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45d014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46b53b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b6875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411013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431195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3aad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4c7a7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9e27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5d014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6b53b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47aa3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9f6d1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4b6875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9" style:family="text">
      <style:text-properties officeooo:rsid="0045d014"/>
    </style:style>
    <style:style style:name="T30" style:family="text">
      <style:text-properties officeooo:rsid="0046f06b"/>
    </style:style>
    <style:style style:name="T31" style:family="text">
      <style:text-properties officeooo:rsid="00484bdc"/>
    </style:style>
    <style:style style:name="T32" style:family="text">
      <style:text-properties officeooo:rsid="0049f6d1"/>
    </style:style>
    <style:style style:name="T33" style:family="text">
      <style:text-properties officeooo:rsid="004b6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7">5</text:span><text:span text:style-name="T18">0</text:span><text:span text:style-name="T17">1</text:span><text:span text:style-name="T24">a</text:span><text:span text:style-name="T13"> - </text:span><text:span text:style-name="T14">A/G </text:span><text:span text:style-name="T15">- </text:span><text:span text:style-name="T20">RIO </text:span><text:span text:style-name="T19">- </text:span><text:span text:style-name="T16">Unguided Bombs, Rockets</text:span></text:p>
      <text:p text:style-name="P2"/>
      <text:p text:style-name="P4">Stations</text:p>
      <text:list xml:id="list270131822" text:style-name="L1">
        <text:list-item>
          <text:p text:style-name="P8"><text:span text:style-name="T9">1A -- </text:span><text:span text:style-name="T10">left </text:span><text:span text:style-name="T9">wing glove upper rail</text:span><text:span text:style-name="T10"> (</text:span><text:span text:style-name="T9">AIM-9 only</text:span><text:span text:style-name="T10">)</text:span></text:p>
        </text:list-item>
        <text:list-item>
          <text:p text:style-name="P14"><text:span text:style-name="T6">1B -- </text:span><text:span text:style-name="T10">left </text:span><text:span text:style-name="T6">wing glove lower rail</text:span></text:p>
        </text:list-item>
        <text:list-item>
          <text:p text:style-name="P14"><text:span text:style-name="T6">2 -- under left engine nacelle</text:span><text:span text:style-name="T10"> (fuel tank only)</text:span></text:p>
        </text:list-item>
        <text:list-item>
          <text:p text:style-name="P14"><text:span text:style-name="T6">3 -- </text:span><text:span text:style-name="T10">left </text:span><text:span text:style-name="T6">front tunnel</text:span></text:p>
        </text:list-item>
        <text:list-item>
          <text:p text:style-name="P15"><text:span text:style-name="T6">4 -- </text:span><text:span text:style-name="T10">left </text:span><text:span text:style-name="T6">rear tunnel</text:span><text:span text:style-name="T10">, or center </text:span><text:span text:style-name="T6">rear tunnel</text:span><text:span text:style-name="T10"> (Sparrow)</text:span></text:p>
        </text:list-item>
        <text:list-item>
          <text:p text:style-name="P14"><text:span text:style-name="T6">5 -- </text:span><text:span text:style-name="T10">right rear tunnel, or center m</text:span><text:span text:style-name="T6">iddle tunnel</text:span><text:span text:style-name="T10"> (Sparrow)</text:span></text:p>
        </text:list-item>
        <text:list-item>
          <text:p text:style-name="P16">6 -- right front tunnel</text:p>
        </text:list-item>
        <text:list-item>
          <text:p text:style-name="P16">7 -- under right engine nacelle (fuel tank only)</text:p>
        </text:list-item>
        <text:list-item>
          <text:p text:style-name="P16">8B -- right wing glove lower rail (LANTIRN pod goes here if fitted)</text:p>
        </text:list-item>
        <text:list-item>
          <text:p text:style-name="P16">8A -- right wing glove upper rail (AIM-9 only)</text:p>
        </text:list-item>
      </text:list>
      <text:p text:style-name="P2"/>
      <text:p text:style-name="P13"><text:span text:style-name="T26">B</text:span><text:span text:style-name="T27">omb</text:span><text:span text:style-name="T26">ing -- All modes, weapon setup</text:span></text:p>
      <text:list xml:id="list2930428920" text:style-name="L2">
        <text:list-item>
          <text:p text:style-name="P17">WPN TYPE selector ... As needed (front right console, top)</text:p>
        </text:list-item>
        <text:list-item>
          <text:p text:style-name="P17">ATTK MODE dial ... <text:span text:style-name="T33">As needed (see different bombing modes below)</text:span></text:p>
        </text:list-item>
        <text:list-item>
          <text:p text:style-name="P17">DLVY MODE switch ... As desired (STP for one pulse per pickle, RPL for more than one pulse while pickle is held, SGL for single bombs, PRS for pairs)</text:p>
        </text:list-item>
        <text:list-item>
          <text:p text:style-name="P17">MECH FUZE switch ... NOSE or NOSE/TAIL</text:p>
        </text:list-item>
        <text:list-item>
          <text:p text:style-name="P9"><text:span text:style-name="T7">ELEC FUZE knob ... As desired (</text:span><text:span text:style-name="T8">usually </text:span><text:span text:style-name="T7">INST)</text:span></text:p>
        </text:list-item>
        <text:list-item>
          <text:p text:style-name="P17">DLVY OPTNS ... As desired: INTERVAL in msec<text:span text:style-name="T31"> x 10 (implied trailing zero shown after the dial)</text:span>, and QTY</text:p>
        </text:list-item>
        <text:list-item>
          <text:p text:style-name="P17">STA SEL switches ... As needed</text:p>
        </text:list-item>
      </text:list>
      <text:p text:style-name="P6"/>
      <text:p text:style-name="P26">CCIP bombing</text:p>
      <text:list xml:id="list1222874364" text:style-name="L6">
        <text:list-item>
          <text:p text:style-name="P24">ATTK MODE dial ... <text:span text:style-name="T5">CMPTR / PLT</text:span></text:p>
        </text:list-item>
      </text:list>
      <text:p text:style-name="P6"/>
      <text:p text:style-name="P3">CC<text:span text:style-name="T29">R</text:span>P bombing<text:span text:style-name="T32"> with visual designation by pilot</text:span></text:p>
      <text:list xml:id="list1125924903" text:style-name="L3">
        <text:list-item>
          <text:p text:style-name="P10"><text:span text:style-name="T7">ATTK MODE dial ... </text:span><text:span text:style-name="T21">CMPTR / </text:span><text:span text:style-name="T22">TGT</text:span></text:p>
        </text:list-item>
      </text:list>
      <text:p text:style-name="P21"/>
      <text:p text:style-name="P25">CC<text:span text:style-name="T29">R</text:span>P bombing<text:span text:style-name="T32"> with pre-planned waypoint designation</text:span><text:span text:style-name="T33"> -- WIP</text:span></text:p>
      <text:list xml:id="list1957119676" text:style-name="L5">
        <text:list-item>
          <text:p text:style-name="P12"><text:span text:style-name="T7">ATTK MODE dial ... </text:span><text:span text:style-name="T21">CMPTR / </text:span><text:span text:style-name="T25">IP</text:span></text:p>
        </text:list-item>
        <text:list-item>
          <text:p text:style-name="P31"><text:span text:style-name="T4">S</text:span><text:span text:style-name="T1">et up attack waypoint and offset:</text:span></text:p>
          <text:list>
            <text:list-item>
              <text:p text:style-name="P30"><text:span text:style-name="T4">CAP selector ... TAC DATA</text:span></text:p>
            </text:list-item>
            <text:list-item>
              <text:p text:style-name="P31"><text:span text:style-name="T4">C</text:span><text:span text:style-name="T1">AP OSB ... IP</text:span></text:p>
            </text:list-item>
          </text:list>
        </text:list-item>
      </text:list>
      <text:p text:style-name="P1"/>
      <text:p text:style-name="P5">Rockets<text:span text:style-name="T30"> -- WIP</text:span></text:p>
      <text:list xml:id="list3328719241" text:style-name="L4">
        <text:list-item>
          <text:p text:style-name="P20">WPN TYPE selector ... As needed (front right console, top)</text:p>
        </text:list-item>
        <text:list-item>
          <text:p text:style-name="P11"><text:span text:style-name="T7">ATTK MODE dial ... </text:span><text:span text:style-name="T21">CMPTR / </text:span><text:span text:style-name="T23">PLT</text:span><text:span text:style-name="T10"> for CCIP mode</text:span></text:p>
        </text:list-item>
        <text:list-item>
          <text:p text:style-name="P20">DLVY MODE switch ... As desired (STP for one pulse per pickle, RPL for more than one pulse while pickle is held, SGL for single bombs, PRS for pairs)</text:p>
        </text:list-item>
        <text:list-item>
          <text:p text:style-name="P27">MECH FUZE switch ... NOSE or NOSE/TAIL</text:p>
        </text:list-item>
        <text:list-item>
          <text:p text:style-name="P29"><text:span text:style-name="T2">ELEC FUZE knob ... As desired (</text:span><text:span text:style-name="T3">usually </text:span><text:span text:style-name="T2">INST)</text:span></text:p>
        </text:list-item>
        <text:list-item>
          <text:p text:style-name="P27">DLVY OPTNS ... As desired: INTERVAL in msec, and QTY</text:p>
        </text:list-item>
        <text:list-item>
          <text:p text:style-name="P28">STA SEL switches ... As needed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9:03:00.174000000</dc:date>
    <meta:editing-duration>PT10H55M9S</meta:editing-duration>
    <meta:editing-cycles>5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358" meta:character-count="1765" meta:non-whitespace-character-count="1474"/>
  </office:meta>
</office:document-meta>
</file>